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ll for Naught? When Learning Does Not Solve the Problem</text:p>
      <text:p text:style-name="Text_20_body">Running head: ALL FOR NAUGHT? 1</text:p>
      <text:h text:style-name="Heading_20_2" text:outline-level="2">All for Naught?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for Naught? When Learning Does Not Solve the Problem</text:h>
      <text:h text:style-name="Heading_20_3" text:outline-level="3"/>
      <text:p text:style-name="First_20_paragraph">Placeholder</text:p>
      <text:p text:style-name="Text_20_body">Referen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for Naught? When Learning Does Not Solve the Problem</dc:title>
  </office:meta>
</office:document-meta>
</file>